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ing_20_1">
      <style:paragraph-properties fo:margin-left="0in" fo:text-align="center" style:justify-single-word="false" fo:text-indent="0in" style:auto-text-indent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paragraph-properties fo:margin-left="0.25in" fo:text-align="center" style:justify-single-word="false"/>
    </style:style>
    <style:style style:name="P4" style:family="paragraph" style:parent-style-name="Standard">
      <style:text-properties style:font-name="Calibri1" fo:font-weight="normal" officeooo:rsid="0008a524" officeooo:paragraph-rsid="0008a524" style:font-name-asian="Calibri2" style:font-weight-asian="normal" style:font-name-complex="Calibri2" style:font-weight-complex="normal"/>
    </style:style>
    <style:style style:name="P5" style:family="paragraph" style:parent-style-name="Standard">
      <style:paragraph-properties fo:line-height="0.1264in"/>
      <style:text-properties style:font-name="Calibri1" fo:font-weight="bold" officeooo:rsid="0008a524" officeooo:paragraph-rsid="0008a524" style:font-name-asian="Calibri2" style:font-weight-asian="bold" style:font-name-complex="Calibri2" style:font-weight-complex="bold"/>
    </style:style>
    <style:style style:name="P6" style:family="paragraph" style:parent-style-name="Standard" style:list-style-name="L1">
      <style:paragraph-properties fo:line-height="0.1264in"/>
      <style:text-properties style:font-name="Calibri1" fo:font-weight="normal" officeooo:rsid="0008a524" officeooo:paragraph-rsid="0008a524" style:font-name-asian="Calibri2" style:font-weight-asian="normal" style:font-name-complex="Calibri2" style:font-weight-complex="normal"/>
    </style:style>
    <style:style style:name="P7" style:family="paragraph" style:parent-style-name="Standard" style:list-style-name="L2">
      <style:paragraph-properties fo:line-height="0.1264in"/>
      <style:text-properties style:font-name="Calibri1" fo:font-weight="bold" officeooo:rsid="0008a524" officeooo:paragraph-rsid="0008a524" style:font-name-asian="Calibri2" style:font-weight-asian="bold" style:font-name-complex="Calibri2" style:font-weight-complex="bold"/>
    </style:style>
    <style:style style:name="P8" style:family="paragraph" style:parent-style-name="Standard" style:list-style-name="L2">
      <style:paragraph-properties fo:line-height="0.1264in"/>
      <style:text-properties style:font-name="Calibri1" fo:font-weight="bold" officeooo:rsid="000a2780" officeooo:paragraph-rsid="000a2780" style:font-name-asian="Calibri2" style:font-weight-asian="bold" style:font-name-complex="Calibri2" style:font-weight-complex="bold"/>
    </style:style>
    <style:style style:name="P9" style:family="paragraph" style:parent-style-name="Standard">
      <style:paragraph-properties fo:line-height="0.1264in"/>
      <style:text-properties style:font-name="Calibri1" fo:font-weight="bold" officeooo:rsid="000a2780" officeooo:paragraph-rsid="000a2780" style:font-name-asian="Calibri2" style:font-weight-asian="bold" style:font-name-complex="Calibri2" style:font-weight-complex="bold"/>
    </style:style>
    <style:style style:name="P10" style:family="paragraph" style:parent-style-name="Standard" style:list-style-name="L3">
      <style:paragraph-properties fo:line-height="0.1264in"/>
      <style:text-properties style:font-name="Calibri1" fo:font-weight="bold" officeooo:rsid="000a2780" officeooo:paragraph-rsid="000a2780" style:font-name-asian="Calibri2" style:font-weight-asian="bold" style:font-name-complex="Calibri2" style:font-weight-complex="bold"/>
    </style:style>
    <style:style style:name="P11" style:family="paragraph" style:parent-style-name="Standard">
      <style:text-properties fo:font-weight="bold" officeooo:rsid="000a2780" officeooo:paragraph-rsid="000a2780" style:font-weight-asian="bold" style:font-weight-complex="bold"/>
    </style:style>
    <style:style style:name="P12" style:family="paragraph" style:parent-style-name="Standard" style:list-style-name="L4">
      <style:text-properties fo:font-weight="bold" officeooo:rsid="000a2780" officeooo:paragraph-rsid="000a2780" style:font-weight-asian="bold" style:font-weight-complex="bold"/>
    </style:style>
    <style:style style:name="P13" style:family="paragraph" style:parent-style-name="Standard" style:list-style-name="L4">
      <style:text-properties fo:font-weight="bold" officeooo:rsid="000a2780" officeooo:paragraph-rsid="000a2780" fo:background-color="#ffff00" style:font-weight-asian="bold" style:font-weight-complex="bold"/>
    </style:style>
    <style:style style:name="P14" style:family="paragraph" style:parent-style-name="Standard">
      <style:text-properties fo:font-weight="normal" officeooo:rsid="000b2c9e" officeooo:paragraph-rsid="000b2c9e" fo:background-color="transparent" style:font-name-asian="Calibri2" style:font-weight-asian="normal" style:font-name-complex="Calibri2" style:font-size-complex="10pt" style:font-weight-complex="normal"/>
    </style:style>
    <style:style style:name="P15" style:family="paragraph" style:parent-style-name="Standard">
      <style:text-properties fo:font-weight="bold" officeooo:rsid="000b2c9e" officeooo:paragraph-rsid="000b2c9e" fo:background-color="#ffff00" style:font-name-asian="Calibri2" style:font-weight-asian="bold" style:font-name-complex="Calibri2" style:font-size-complex="10pt" style:font-weight-complex="bold"/>
    </style:style>
    <style:style style:name="P16" style:family="paragraph" style:parent-style-name="Standard">
      <style:paragraph-properties fo:margin-right="0.0043in" fo:line-height="101%"/>
      <style:text-properties fo:font-weight="bold" officeooo:rsid="000b2c9e" officeooo:paragraph-rsid="000b2c9e" style:font-name-asian="Calibri2" style:font-weight-asian="bold" style:font-name-complex="Calibri2"/>
    </style:style>
    <style:style style:name="P17" style:family="paragraph" style:parent-style-name="Standard">
      <style:paragraph-properties fo:margin-right="0.0043in" fo:line-height="101%"/>
      <style:text-properties fo:font-weight="normal" officeooo:rsid="000b2c9e" officeooo:paragraph-rsid="000b2c9e" style:font-name-asian="Calibri2" style:font-weight-asian="normal" style:font-name-complex="Calibri2" style:font-weight-complex="normal"/>
    </style:style>
    <style:style style:name="P18" style:family="paragraph" style:parent-style-name="Standard">
      <style:paragraph-properties fo:margin-right="0.0043in" fo:line-height="101%"/>
      <style:text-properties fo:font-weight="bold" officeooo:rsid="000b2c9e" officeooo:paragraph-rsid="000b2c9e" fo:background-color="#ffff00" style:font-name-asian="Calibri2" style:font-weight-asian="bold" style:font-name-complex="Calibri2" style:font-weight-complex="bold"/>
    </style:style>
    <style:style style:name="P19" style:family="paragraph" style:parent-style-name="Standard">
      <style:paragraph-properties fo:margin-right="0.0043in" fo:line-height="101%"/>
      <style:text-properties fo:font-weight="bold" officeooo:rsid="000b2c9e" officeooo:paragraph-rsid="000b2c9e" fo:background-color="transparent" style:font-name-asian="Calibri2" style:font-weight-asian="bold" style:font-name-complex="Calibri2" style:font-weight-complex="bold"/>
    </style:style>
    <style:style style:name="P20" style:family="paragraph" style:parent-style-name="Standard" style:list-style-name="L5">
      <style:paragraph-properties fo:line-height="101%"/>
      <style:text-properties fo:font-weight="bold" officeooo:rsid="000b2c9e" officeooo:paragraph-rsid="000b2c9e" fo:background-color="transparent" style:font-name-asian="Calibri2" style:font-weight-asian="bold" style:font-name-complex="Calibri2" style:font-weight-complex="bold"/>
    </style:style>
    <style:style style:name="P21" style:family="paragraph" style:parent-style-name="Standard">
      <style:paragraph-properties fo:line-height="101%"/>
      <style:text-properties fo:font-weight="bold" officeooo:rsid="000b2c9e" officeooo:paragraph-rsid="000b2c9e" fo:background-color="#ffff00" style:font-name-asian="Calibri2" style:font-weight-asian="bold" style:font-name-complex="Calibri2" style:font-weight-complex="bold"/>
    </style:style>
    <style:style style:name="P22" style:family="paragraph" style:parent-style-name="Standard">
      <style:paragraph-properties fo:line-height="101%"/>
      <style:text-properties fo:font-weight="bold" officeooo:rsid="000b2c9e" officeooo:paragraph-rsid="000b2c9e" fo:background-color="transparent" style:font-name-asian="Calibri2" style:font-weight-asian="bold" style:font-name-complex="Calibri2" style:font-weight-complex="bold"/>
    </style:style>
    <style:style style:name="P23" style:family="paragraph" style:parent-style-name="Standard">
      <style:text-properties officeooo:paragraph-rsid="000b2c9e"/>
    </style:style>
    <style:style style:name="P24" style:family="paragraph" style:parent-style-name="Standard">
      <style:text-properties style:font-name="Calibri1" fo:font-size="11pt" fo:font-weight="bold" officeooo:rsid="000b3d13" officeooo:paragraph-rsid="000b3d13" style:font-name-asian="Calibri2" style:font-size-asian="11pt" style:font-weight-asian="bold" style:font-name-complex="Calibri2" style:font-weight-complex="bold"/>
    </style:style>
    <style:style style:name="P25" style:family="paragraph" style:parent-style-name="Standard">
      <style:text-properties style:font-name="Calibri1" fo:font-size="11pt" fo:font-weight="normal" officeooo:rsid="000b3d13" officeooo:paragraph-rsid="000b3d13" style:font-name-asian="Calibri2" style:font-size-asian="11pt" style:font-weight-asian="normal" style:font-name-complex="Calibri2" style:font-weight-complex="normal"/>
    </style:style>
    <style:style style:name="P26" style:family="paragraph" style:parent-style-name="Standard">
      <style:text-properties style:font-name="Calibri1" fo:font-size="11pt" fo:font-weight="bold" officeooo:rsid="000b3d13" officeooo:paragraph-rsid="000b3d13" fo:background-color="#ffff00" style:font-name-asian="Calibri2" style:font-size-asian="11pt" style:font-weight-asian="bold" style:font-name-complex="Calibri2" style:font-weight-complex="bold"/>
    </style:style>
    <style:style style:name="P27" style:family="paragraph" style:parent-style-name="Standard" style:list-style-name="L6">
      <style:text-properties style:font-name="Calibri1" fo:font-size="11pt" fo:font-weight="bold" officeooo:rsid="000b3d13" officeooo:paragraph-rsid="000b3d13" style:font-name-asian="Calibri2" style:font-size-asian="11pt" style:font-weight-asian="bold" style:font-name-complex="Calibri2" style:font-weight-complex="bold"/>
    </style:style>
    <style:style style:name="P28" style:family="paragraph" style:parent-style-name="Standard" style:list-style-name="L6">
      <style:text-properties style:font-name="Calibri1" fo:font-size="11pt" fo:font-weight="normal" officeooo:rsid="000b3d13" officeooo:paragraph-rsid="000b3d13" style:font-name-asian="Calibri2" style:font-size-asian="11pt" style:font-weight-asian="normal" style:font-name-complex="Calibri2" style:font-weight-complex="normal"/>
    </style:style>
    <style:style style:name="P29" style:family="paragraph" style:parent-style-name="Standard">
      <style:paragraph-properties fo:margin-left="0.5in" fo:line-height="0.0134in"/>
    </style:style>
    <style:style style:name="T1" style:family="text">
      <style:text-properties style:font-name="Calibri" fo:font-weight="bold" style:font-weight-asian="bold" style:font-name-complex="Calibri2"/>
    </style:style>
    <style:style style:name="T2" style:family="text">
      <style:text-properties style:font-name="Calibri" style:font-name-complex="Calibri2"/>
    </style:style>
    <style:style style:name="T3" style:family="text">
      <style:text-properties style:font-name="Calibri" fo:font-weight="bold" style:font-weight-asian="bold" style:font-name-complex="Calibri2" fo:background-color="#ffff00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size="16pt" style:font-size-asian="16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weight="bold" style:font-name-asian="Calibri2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#ffff00" loext:char-shading-value="0" style:font-weight-asian="bold" style:font-weight-complex="bold"/>
    </style:style>
    <style:style style:name="T10" style:family="text">
      <style:text-properties fo:color="#000000" loext:opacity="100%" fo:font-weight="bold" style:font-weight-asian="bold" style:font-weight-complex="bold"/>
    </style:style>
    <style:style style:name="T11" style:family="text">
      <style:text-properties fo:color="#000000" loext:opacity="100%"/>
    </style:style>
    <style:style style:name="T12" style:family="text">
      <style:text-properties style:font-name="Calibri1" fo:font-weight="bold" style:font-name-asian="Calibri2" style:font-weight-asian="bold" style:font-name-complex="Calibri2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background-color="#ffff00" loext:char-shading-value="0"/>
    </style:style>
    <style:style style:name="T15" style:family="text">
      <style:text-properties fo:font-weight="bold" officeooo:rsid="000a2780" style:font-name-asian="Calibri2" style:font-weight-asian="bold" style:font-weight-complex="bold"/>
    </style:style>
    <style:style style:name="T16" style:family="text">
      <style:text-properties style:font-size-complex="10pt"/>
    </style:style>
    <style:style style:name="T17" style:family="text">
      <style:text-properties fo:font-weight="bold" style:font-name-asian="Calibri2" style:font-weight-asian="bold" style:font-name-complex="Calibri2" style:font-size-complex="10pt" fo:background-color="#ffff00"/>
    </style:style>
    <style:style style:name="T18" style:family="text">
      <style:text-properties style:font-name="Calibri1" style:font-name-asian="Calibri2" style:font-name-complex="Calibri2"/>
    </style:style>
    <style:style style:name="T19" style:family="text">
      <style:text-properties style:font-name="Calibri1" fo:font-weight="bold" style:font-name-asian="Calibri2" style:font-weight-asian="bold" style:font-name-complex="Calibri2" style:font-size-complex="10pt" fo:background-color="#ffff00"/>
    </style:style>
    <style:style style:name="T20" style:family="text">
      <style:text-properties fo:font-weight="bold" officeooo:rsid="000b2c9e" style:font-name-asian="Calibri2" style:font-weight-asian="bold" style:font-weight-complex="bold"/>
    </style:style>
    <style:style style:name="T21" style:family="text">
      <style:text-properties fo:font-weight="bold" fo:background-color="#ffff00" loext:char-shading-value="0" style:font-weight-asian="bold" style:font-weight-complex="bold"/>
    </style:style>
    <style:style style:name="T22" style:family="text">
      <style:text-properties fo:font-weight="normal" fo:background-color="transparent" loext:char-shading-value="0" style:font-weight-asian="normal" style:font-weight-complex="normal"/>
    </style:style>
    <style:style style:name="T23" style:family="text">
      <style:text-properties fo:font-weight="bold" style:font-name-asian="Calibri2" style:font-weight-asian="bold" style:font-name-complex="Calibri2"/>
    </style:style>
    <style:style style:name="T24" style:family="text">
      <style:text-properties fo:background-color="#ffff00" loext:char-shading-value="0" style:font-weight-complex="bold"/>
    </style:style>
    <style:style style:name="T25" style:family="text">
      <style:text-properties fo:background-color="transparent" loext:char-shading-value="0"/>
    </style:style>
    <style:style style:name="T26" style:family="text">
      <style:text-properties fo:font-style="italic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fo:font-weight="bold" officeooo:rsid="000b2c9e" fo:background-color="#ffff00" loext:char-shading-value="0" style:font-size-asian="12pt" style:font-weight-asian="bold" style:font-size-complex="12pt" style:font-weight-complex="bold"/>
    </style:style>
    <style:style style:name="T29" style:family="text">
      <style:text-properties fo:font-weight="bold" officeooo:rsid="000b2c9e" fo:background-color="#ffff00" loext:char-shading-value="0" style:font-weight-asian="bold" style:font-weight-complex="bold"/>
    </style:style>
    <style:style style:name="T30" style:family="text">
      <style:text-properties officeooo:rsid="000b2c9e"/>
    </style:style>
    <style:style style:name="T31" style:family="text">
      <style:text-properties fo:font-weight="bold" officeooo:rsid="000b2c9e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3. Informační a databázové systémy</text:h>
      <text:h text:style-name="P2" text:outline-level="2">* nepovinné informace</text:h>
      <text:h text:style-name="P2" text:outline-level="2" loext:marker-style-name="T1"><text:span text:style-name="T2"><text:s/></text:span><text:span text:style-name="T3">důležité informace</text:span></text:h>
      <text:p text:style-name="P3" loext:marker-style-name="T4"><text:span text:style-name="T5">*</text:span><text:span text:style-name="T4"> důležité informace v nepovinné sekci dokumentu</text:span></text:p>
      <text:p text:style-name="Standard"/>
      <text:h text:style-name="Heading_20_2" text:outline-level="2" loext:marker-style-name="T6"><text:bookmark text:name="page1"/><text:span text:style-name="T7">3.1. </text:span><text:span text:style-name="T8">Informační systém, jeho komponenty, základní koncepce a rozdělení</text:span></text:h>
      <text:p text:style-name="P4"><text:span text:style-name="T8">Informační systém(IS) je soubor prvků a procedur</text:span>, které slouží ke s<text:span text:style-name="T9">běru, zpracovnání, ukládání a distribuci informací.</text:span> Jeho cílem je zefektivnit práci, <text:span text:style-name="T10">podporovat rozhodování a automatizova</text:span><text:span text:style-name="T11">t </text:span><text:span text:style-name="T10">procesy.</text:span></text:p>
      <text:p text:style-name="P5" loext:marker-style-name="T12">Komponenty IS:</text:p>
      <text:list text:style-name="L1">
        <text:list-item>
          <text:p text:style-name="P6"><text:span text:style-name="T8">t</text:span><text:span text:style-name="T8">echnologie(HW a SW</text:span>) – PC ,servery, sítě, operační a databázový systém, aplikace</text:p>
        </text:list-item>
        <text:list-item>
          <text:p text:style-name="P6"><text:span text:style-name="T8">Data</text:span> - Samotné informace (databáze, datové sklady)</text:p>
        </text:list-item>
        <text:list-item>
          <text:p text:style-name="P6"><text:span text:style-name="T8">Pravidla</text:span> <text:span text:style-name="T8">a</text:span> <text:span text:style-name="T8">procesy</text:span> – způsoby chování systému, bezpečnostní protokoly</text:p>
        </text:list-item>
        <text:list-item>
          <text:p text:style-name="P6"><text:span text:style-name="T8">Lidé</text:span> – uživatelé </text:p>
        </text:list-item>
      </text:list>
      <text:p text:style-name="P5" loext:marker-style-name="T12">Základní koncepce IS:</text:p>
      <text:list text:style-name="L2">
        <text:list-item>
          <text:p text:style-name="P7">EA(enterprise architecture) –<text:span text:style-name="T13"> definuje strukturu a </text:span><text:span text:style-name="T14">operace podniku</text:span><text:span text:style-name="T13">, mapuje infrastrukturu</text:span></text:p>
        </text:list-item>
        <text:list-item>
          <text:p text:style-name="P8">BI(buisness intelligence) –<text:span text:style-name="T13"> </text:span><text:span text:style-name="T14">analytika a práce s daty za účelem rozhodování</text:span><text:span text:style-name="T13"> (OLAP)</text:span></text:p>
        </text:list-item>
      </text:list>
      <text:p text:style-name="P9">Rozdělení IS:</text:p>
      <text:list text:style-name="L3">
        <text:list-item>
          <text:p text:style-name="P10">Podnikové – uvnitř firem (škola online, moodle…)</text:p>
        </text:list-item>
        <text:list-item>
          <text:p text:style-name="P10">Veřejné – přístupné veřejnosti (katastr nemovitostí, knihovní systémy...)</text:p>
        </text:list-item>
      </text:list>
      <text:h text:style-name="Heading_20_2" text:outline-level="2" loext:marker-style-name="T7"><text:span text:style-name="T7">3.2. </text:span><text:span text:style-name="T15">Základní typy IS a příklady využití v praxi</text:span></text:h>
      <text:h text:style-name="Heading_20_3" text:outline-level="3">Dělení</text:h>
      <text:p text:style-name="P11">Informační systém se dělí do pyramidy podle toho, pro koho jsou určeny a jaký typ práce dělají:</text:p>
      <text:list text:style-name="L4">
        <text:list-item>
          <text:p text:style-name="P12"><text:span text:style-name="T14">Transakční systémy(TPS)</text:span> zajišťuje automatizaci rutinní práce. (Čtečky, senzory)</text:p>
        </text:list-item>
        <text:list-item>
          <text:p text:style-name="P12"><text:span text:style-name="T14">Manažerské IS(MIS) </text:span>zpracovávají data z TPS pro operativní řízení. Generují grafy.</text:p>
        </text:list-item>
        <text:list-item>
          <text:p text:style-name="P12"><text:span text:style-name="T14">Systémy pro rozhodování(DSS a EIS) </text:span>analyzují velká data a slouží ke strategickému rozhodování.</text:p>
        </text:list-item>
        <text:list-item>
          <text:p text:style-name="P13">Specifické celopodnikové systémy:</text:p>
          <text:list>
            <text:list-item>
              <text:p text:style-name="P12">ERP(enterprise resource planning): <text:span text:style-name="T13">řízení celého podniku (Microsoft Dynamics)</text:span></text:p>
            </text:list-item>
            <text:list-item>
              <text:p text:style-name="P12">CRM(customer relations management): <text:span text:style-name="T13">vztahy se zákazníky (SalesForce)</text:span></text:p>
            </text:list-item>
            <text:list-item>
              <text:p text:style-name="P12">GIS(geogtafické informační systémy): <text:span text:style-name="T13">prostorová analýza</text:span></text:p>
            </text:list-item>
            <text:list-item>
              <text:p text:style-name="P12">Groupware: <text:span text:style-name="T13">týmová spolupráce a řízení projektů</text:span></text:p>
            </text:list-item>
          </text:list>
        </text:list-item>
      </text:list>
      <text:p text:style-name="Standard" loext:marker-style-name="T16"><text:span text:style-name="T17"/></text:p>
      <text:p text:style-name="Standard" loext:marker-style-name="T18"><text:span text:style-name="T19"/></text:p>
      <text:h text:style-name="Heading_20_2" text:outline-level="2" loext:marker-style-name="T6"><text:soft-page-break/><text:span text:style-name="T7">3.3. </text:span><text:span text:style-name="T20">fáze životního cyklu vývoje IS, možnosti nasazení a správy</text:span></text:h>
      <text:p text:style-name="P14"><text:bookmark text:name="page21"/><text:span text:style-name="T8">Vývoj IS se řífí tzv. Životním cyklem</text:span> (SDLC), který má <text:span text:style-name="T21">několik fází</text:span></text:p>
      <text:p text:style-name="P15">1. analýza požadavků – <text:span text:style-name="T22">zjištění potřeb, sběr dat, deifnice problémů</text:span></text:p>
      <text:p text:style-name="P14"><text:span text:style-name="T21">2.Návrh systému </text:span>– Modelování struktury, Výběr HW/SW, tvorba UI a databáze</text:p>
      <text:p text:style-name="P16" loext:marker-style-name="T23"><text:span text:style-name="T24">3.implementace -</text:span> <text:span text:style-name="T13"><text:s/>programování a integrace systémů</text:span></text:p>
      <text:p text:style-name="P17" loext:marker-style-name="T23"><text:span text:style-name="T9">4.testování </text:span>– ověření funkčnosti, výkon a bezpečnosti, oprava chyb</text:p>
      <text:p text:style-name="P17" loext:marker-style-name="T23"><text:span text:style-name="T9">5.nasazení –</text:span> školení uživatelů</text:p>
      <text:p text:style-name="P18">6.provoz a údržba –<text:span text:style-name="T25"> průběžné opravy, monitorování</text:span></text:p>
      <text:p text:style-name="P19">Možnosti vývoje a nasazení:</text:p>
      <text:list text:style-name="L5">
        <text:list-item>
          <text:p text:style-name="P20">in-house – vlastní vývoj a plná kontrola</text:p>
        </text:list-item>
        <text:list-item>
          <text:p text:style-name="P20">nákup hotového (SaaS/ Vendor) – komerční SW</text:p>
        </text:list-item>
        <text:list-item>
          <text:p text:style-name="P20">Outsourcing – vývoj na zakázku</text:p>
        </text:list-item>
      </text:list>
      <text:p text:style-name="P21">Správa IS:</text:p>
      <text:p text:style-name="P22">O správu se stará buď vlastní IT oddělení, nebo probíhá přes outsourcing (najmutí externí firmy). Podkategoriemi jsou <text:span text:style-name="T26">offshore</text:span> (firmy ve vzdálených zemích, např. Indie), <text:span text:style-name="T26">homesourcing</text:span> (tuzemské firmy) nebo <text:span text:style-name="T26">crowdsourcing</text:span> (řešení úkolu komunitou).</text:p>
      <text:h text:style-name="Heading_20_2" text:outline-level="2" loext:marker-style-name="T6"><text:span text:style-name="T7">3.4. </text:span><text:span text:style-name="T8">Databázový systém, datový sklad, big data a data mining</text:span></text:h>
      <text:p text:style-name="P23" loext:marker-style-name="T27"><text:span text:style-name="T28">Databázový systém slouží k </text:span><text:span text:style-name="T9">bezpečnému uložení a efektivnímu zpracování velkého množství dat</text:span> bez zbytečné redundance. Skládá se z databázového <text:span text:style-name="T8">stroje (jádra)</text:span>, <text:span text:style-name="T8">datového slovníku (metadata o struktuře) a databázových aplikací (UI, formuláře).</text:span></text:p>
      <text:p text:style-name="P23" loext:marker-style-name="T27"><text:span text:style-name="T29">Datový sklad(DHW) je o</text:span><text:span text:style-name="T9">brovská, centrální databáze organizace. </text:span>Není určena pro běžný běh firmy (jako TPS), ale ukládá <text:span text:style-name="T8">historická data z různých zdrojů pro analytické účely</text:span> (BI).</text:p>
      <text:p text:style-name="P23" loext:marker-style-name="T27"><text:span text:style-name="T29">Big Data jsou e</text:span><text:span text:style-name="T9">xtrémně velké, rychlé a různorodé objemy da</text:span>t, které nelze zpracovat tradičními databázovými nástroji.</text:p>
      <text:p text:style-name="P23" loext:marker-style-name="T27"><text:span text:style-name="T29">Data mining(vytěžování dat) je proces </text:span><text:span text:style-name="T9">čištění a analýzy "velkých dat"</text:span> s cílem najít skryté vzorce, souvislosti a předpovědět <text:span text:style-name="T8">budoucí trendy.</text:span></text:p>
      <text:p text:style-name="P23" loext:marker-style-name="T27">- <text:span text:style-name="T30">pro výměnu dat mezi systémy se používají </text:span><text:span text:style-name="T31">formáty CSV, XML nebo JSON</text:span></text:p>
      <text:h text:style-name="Heading_20_2" text:outline-level="2" loext:marker-style-name="T6"><text:bookmark text:name="page2"/><text:span text:style-name="T7">3.5. </text:span><text:span text:style-name="T8">Moderní databázové systémy, charakteristika a využití</text:span></text:h>
      <text:p text:style-name="P24" loext:marker-style-name="T6">Starší před-relační modely - <text:span text:style-name="T13">hierarchické a síťové – striktní struktura</text:span></text:p>
      <text:p text:style-name="P24">relační databáze –<text:span text:style-name="T13"> ukládají data do tabulek SQL</text:span></text:p>
      <text:p text:style-name="P25">Moderní systémy často využívají <text:span text:style-name="T9">NoSQL</text:span> – nemají tabulkovou strukturu, vyšší výkon a flexibilitu(MongoDB)</text:p>
      <text:p text:style-name="P26">Příklady a typy moderních databází:</text:p>
      <text:list text:style-name="L6">
        <text:list-item>
          <text:p text:style-name="P27"><text:span text:style-name="T14">multidimenzionální databáze</text:span> – sumarizované data, rychlé dotazování</text:p>
          <text:list>
            <text:list-item>
              <text:p text:style-name="P28">Datové sklady, analytické systémy</text:p>
            </text:list-item>
          </text:list>
        </text:list-item>
        <text:list-item>
          <text:p text:style-name="P27"><text:span text:style-name="T14">Objektově orientované databáz</text:span>e – data jako objekty, obsahují i metody, technologie ORM</text:p>
          <text:list>
            <text:list-item>
              <text:p text:style-name="P28">Komplexní systémy, <text:span text:style-name="T8">Groupware</text:span></text:p>
            </text:list-item>
          </text:list>
        </text:list-item>
        <text:list-item>
          <text:p text:style-name="P27"><text:soft-page-break/><text:span text:style-name="T14">distribuované databáze</text:span> – více databázových sítí dohromady</text:p>
          <text:list>
            <text:list-item>
              <text:p text:style-name="P28">globální IS a cloudové služky (<text:span text:style-name="T8">Google infrasruktura</text:span>)</text:p>
            </text:list-item>
          </text:list>
          <text:p text:style-name="P27"/>
        </text:list-item>
      </text:list>
      <text:p text:style-name="P29" loext:marker-style-name="T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fo:hyphenation-ladder-count="no-limit" fo:hyphenation-keep="page" loext:hyphenation-keep-type="column" loext:hyphenation-keep-line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Nadpis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Rejstřík" style:family="paragraph" style:parent-style-name="Standard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/>
      </text:list-level-style-bullet>
      <text:list-level-style-number text:level="3" text:style-name="ListLabel_20_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5909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9</meta:editing-cycles>
    <meta:creation-date>2023-04-06T19:19:00</meta:creation-date>
    <dc:date>2026-04-22T21:26:07.216181630</dc:date>
    <dc:language>cs-CZ</dc:language>
    <meta:editing-duration>PT37M48S</meta:editing-duration>
    <meta:generator>LibreOffice/26.2.2.2$Linux_X86_64 LibreOffice_project/620$Build-2</meta:generator>
    <meta:document-statistic meta:table-count="0" meta:image-count="0" meta:object-count="0" meta:page-count="3" meta:paragraph-count="60" meta:word-count="545" meta:character-count="3948" meta:non-whitespace-character-count="3464"/>
    <meta:user-defined meta:name="AppVersion">16.0000</meta:user-defined>
    <meta:template xlink:type="simple" xlink:actuate="onRequest" xlink:title="Normal.dotm" xlink:href=""/>
  </office:meta>
</office:document-meta>
</file>